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svg:stroke-color="#ffffff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635cm" svg:x="7.35cm" svg:y="8.28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5.079cm" svg:height="1.324cm" svg:x="6.715cm" svg:y="8.13cm" svg:viewBox="0 0 5080 1325" draw:points="0,55 689,72 1020,155 1522,493 1928,657 2430,667 2778,522 3106,338 3251,155 3608,0 5080,0 5080,1325 0,1325">
          <text:p/>
        </draw:polygon>
        <draw:polygon draw:style-name="gr3" draw:text-style-name="P1" draw:layer="layout" svg:width="2.912cm" svg:height="1.583cm" svg:x="6.715cm" svg:y="6.701cm" svg:viewBox="0 0 2913 1584" draw:points="0,1487 2187,0 2527,10 2874,135 2913,226 1020,1584 692,1516 199,1487">
          <text:p/>
        </draw:polygon>
        <draw:polygon draw:style-name="gr3" draw:text-style-name="P1" draw:layer="layout" svg:width="2.065cm" svg:height="1.465cm" svg:x="9.966cm" svg:y="6.819cm" svg:viewBox="0 0 2066 1466" draw:points="1429,46 1921,0 2066,46 1815,1321 367,1321 0,1466 1274,108">
          <text:p/>
        </draw:polygon>
        <draw:polygon draw:style-name="gr4" draw:text-style-name="P1" draw:layer="layout" svg:width="0.25cm" svg:height="2.587cm" svg:x="11.791cm" svg:y="6.865cm" svg:viewBox="0 0 251 2588" draw:points="0,1224 0,2588 251,725 241,0">
          <text:p/>
        </draw:polygon>
        <draw:frame draw:style-name="gr5" draw:text-style-name="P3" draw:layer="layout" svg:width="1.001cm" svg:height="0.968cm" svg:x="9.89cm" svg:y="5.78cm">
          <draw:text-box>
            <text:p text:style-name="P2"><text:span text:style-name="T1">q</text:span><text:span text:style-name="T2">in</text:span></text:p>
          </draw:text-box>
        </draw:frame>
        <draw:frame draw:style-name="gr5" draw:text-style-name="P3" draw:layer="layout" svg:width="1.179cm" svg:height="0.968cm" svg:x="7.49cm" svg:y="8.391cm">
          <draw:text-box>
            <text:p text:style-name="P2"><text:span text:style-name="T1">q</text:span><text:span text:style-name="T2">out</text:span></text:p>
          </draw:text-box>
        </draw:frame>
        <draw:frame draw:style-name="gr5" draw:text-style-name="P3" draw:layer="layout" svg:width="0.752cm" svg:height="0.806cm" svg:x="7.299cm" svg:y="6.18cm">
          <draw:text-box>
            <text:p text:style-name="P2"><text:span text:style-name="T1">v</text:span></text:p>
          </draw:text-box>
        </draw:frame>
        <draw:polygon draw:style-name="gr6" draw:text-style-name="P1" draw:layer="layout" svg:width="3.504cm" svg:height="1.377cm" svg:x="7.735cm" svg:y="6.927cm" svg:viewBox="0 0 3505 1378" draw:points="0,1358 1893,0 3505,0 2223,1378">
          <text:p/>
        </draw:polygon>
        <draw:line draw:style-name="gr7" draw:text-style-name="P1" draw:layer="layout" svg:x1="9.966cm" svg:y1="7.242cm" svg:x2="9.255cm" svg:y2="7.985cm">
          <text:p/>
        </draw:line>
        <draw:line draw:style-name="gr8" draw:text-style-name="P1" draw:layer="layout" svg:x1="7.855cm" svg:y1="6.927cm" svg:x2="8.62cm" svg:y2="7.985cm">
          <text:p/>
        </draw:line>
        <draw:polyline draw:style-name="gr9" draw:text-style-name="P1" draw:layer="layout" svg:width="1.903cm" svg:height="1.224cm" draw:transform="rotate (0.533547152334566) translate (7.735cm 8.285cm)" svg:viewBox="0 0 1904 1225" draw:points="0,22135 43,22227 142,22445 257,22672 518,23027 957,23293 1372,23352 1713,23359 1904,23283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12-22T17:27:34</meta:creation-date>
    <meta:generator>OpenOffice.org/3.2$Linux OpenOffice.org_project/320m12$Build-9483</meta:generator>
    <dc:date>2012-06-15T19:26:32</dc:date>
    <dc:creator>David Kneis</dc:creator>
    <meta:editing-duration>PT02H40M15S</meta:editing-duration>
    <meta:editing-cycles>12</meta:editing-cycles>
    <meta:document-statistic meta:object-count="12"/>
  </office:meta>
</office:document-meta>
</file>